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15">
            <text:p>25015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15">
            <text:p>40015</text:p>
          </table:table-cell>
          <table:table-cell office:value-type="float" office:value="45031">
            <text:p>45031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5">
            <text:p>95015</text:p>
          </table:table-cell>
          <table:table-cell office:value-type="float" office:value="100015">
            <text:p>100015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15">
            <text:p>120015</text:p>
          </table:table-cell>
          <table:table-cell office:value-type="float" office:value="125031">
            <text:p>125031</text:p>
          </table:table-cell>
          <table:table-cell office:value-type="float" office:value="130031">
            <text:p>130031</text:p>
          </table:table-cell>
          <table:table-cell office:value-type="float" office:value="135031">
            <text:p>135031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31">
            <text:p>155031</text:p>
          </table:table-cell>
          <table:table-cell office:value-type="float" office:value="160031">
            <text:p>160031</text:p>
          </table:table-cell>
          <table:table-cell office:value-type="float" office:value="165000">
            <text:p>165000</text:p>
          </table:table-cell>
          <table:table-cell office:value-type="float" office:value="170031">
            <text:p>170031</text:p>
          </table:table-cell>
          <table:table-cell office:value-type="float" office:value="175031">
            <text:p>175031</text:p>
          </table:table-cell>
          <table:table-cell office:value-type="float" office:value="180015">
            <text:p>180015</text:p>
          </table:table-cell>
          <table:table-cell office:value-type="float" office:value="185031">
            <text:p>185031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15">
            <text:p>210015</text:p>
          </table:table-cell>
          <table:table-cell office:value-type="float" office:value="215015">
            <text:p>215015</text:p>
          </table:table-cell>
          <table:table-cell office:value-type="float" office:value="220031">
            <text:p>220031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15">
            <text:p>250015</text:p>
          </table:table-cell>
          <table:table-cell office:value-type="float" office:value="255015">
            <text:p>255015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15">
            <text:p>285015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90495.752140344">
            <text:p>190495,75214035</text:p>
          </table:table-cell>
          <table:table-cell table:style-name="ce1" office:value-type="float" office:value="186596.310671813">
            <text:p>186596,31067181</text:p>
          </table:table-cell>
          <table:table-cell table:style-name="ce1" office:value-type="float" office:value="186040.582139556">
            <text:p>186040,58213956</text:p>
          </table:table-cell>
          <table:table-cell table:style-name="ce1" office:value-type="float" office:value="185294.290458915">
            <text:p>185294,29045892</text:p>
          </table:table-cell>
          <table:table-cell table:style-name="ce1" office:value-type="float" office:value="184556.759005366">
            <text:p>184556,75900537</text:p>
          </table:table-cell>
          <table:table-cell table:number-columns-repeated="4" table:style-name="ce1" office:value-type="float" office:value="180204.606251823">
            <text:p>180204,60625182</text:p>
          </table:table-cell>
          <table:table-cell table:style-name="ce1" office:value-type="float" office:value="180170.67697796">
            <text:p>180170,67697796</text:p>
          </table:table-cell>
          <table:table-cell table:number-columns-repeated="2" table:style-name="ce1" office:value-type="float" office:value="179666.686761086">
            <text:p>179666,68676109</text:p>
          </table:table-cell>
          <table:table-cell table:number-columns-repeated="2" table:style-name="ce1" office:value-type="float" office:value="179191.644624583">
            <text:p>179191,64462458</text:p>
          </table:table-cell>
          <table:table-cell table:number-columns-repeated="11" table:style-name="ce1" office:value-type="float" office:value="177517.533489025">
            <text:p>177517,53348903</text:p>
          </table:table-cell>
          <table:table-cell table:style-name="ce1" office:value-type="float" office:value="177381.178251308">
            <text:p>177381,17825131</text:p>
          </table:table-cell>
          <table:table-cell table:style-name="ce1" office:value-type="float" office:value="176332.962089808">
            <text:p>176332,96208981</text:p>
          </table:table-cell>
          <table:table-cell table:style-name="ce1" office:value-type="float" office:value="174947.934342085">
            <text:p>174947,93434209</text:p>
          </table:table-cell>
          <table:table-cell table:number-columns-repeated="21" table:style-name="ce1" office:value-type="float" office:value="174598.02917127">
            <text:p>174598,02917127</text:p>
          </table:table-cell>
          <table:table-cell table:number-columns-repeated="2" table:style-name="ce1" office:value-type="float" office:value="173038.019215134">
            <text:p>173038,01921513</text:p>
          </table:table-cell>
          <table:table-cell table:style-name="ce1" office:value-type="float" office:value="171212.044781881">
            <text:p>171212,04478188</text:p>
          </table:table-cell>
          <table:table-cell table:style-name="ce1" office:value-type="float" office:value="170702.322072657">
            <text:p>170702,32207266</text:p>
          </table:table-cell>
          <table:table-cell table:style-name="ce1" office:value-type="float" office:value="169620.554409377">
            <text:p>169620,55440938</text:p>
          </table:table-cell>
          <table:table-cell table:number-columns-repeated="4" table:style-name="ce1" office:value-type="float" office:value="169026.888679863">
            <text:p>169026,88867986</text:p>
          </table:table-cell>
          <table:table-cell table:style-name="ce1" office:value-type="float" office:value="168549.082670231">
            <text:p>168549,08267023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float" office:value="406">
            <text:p>406</text:p>
          </table:table-cell>
          <table:table-cell office:value-type="float" office:value="535">
            <text:p>535</text:p>
          </table:table-cell>
          <table:table-cell office:value-type="float" office:value="685">
            <text:p>685</text:p>
          </table:table-cell>
          <table:table-cell table:number-columns-repeated="4" office:value-type="float" office:value="825">
            <text:p>825</text:p>
          </table:table-cell>
          <table:table-cell office:value-type="float" office:value="1307">
            <text:p>1307</text:p>
          </table:table-cell>
          <table:table-cell table:number-columns-repeated="2" office:value-type="float" office:value="1490">
            <text:p>1490</text:p>
          </table:table-cell>
          <table:table-cell table:number-columns-repeated="2" office:value-type="float" office:value="1799">
            <text:p>1799</text:p>
          </table:table-cell>
          <table:table-cell table:number-columns-repeated="11" office:value-type="float" office:value="2101">
            <text:p>2101</text:p>
          </table:table-cell>
          <table:table-cell office:value-type="float" office:value="3699">
            <text:p>3699</text:p>
          </table:table-cell>
          <table:table-cell office:value-type="float" office:value="3839">
            <text:p>3839</text:p>
          </table:table-cell>
          <table:table-cell office:value-type="float" office:value="3971">
            <text:p>3971</text:p>
          </table:table-cell>
          <table:table-cell table:number-columns-repeated="21" office:value-type="float" office:value="4057">
            <text:p>4057</text:p>
          </table:table-cell>
          <table:table-cell table:number-columns-repeated="2" office:value-type="float" office:value="7088">
            <text:p>7088</text:p>
          </table:table-cell>
          <table:table-cell office:value-type="float" office:value="7421">
            <text:p>7421</text:p>
          </table:table-cell>
          <table:table-cell office:value-type="float" office:value="7534">
            <text:p>7534</text:p>
          </table:table-cell>
          <table:table-cell office:value-type="float" office:value="7679">
            <text:p>7679</text:p>
          </table:table-cell>
          <table:table-cell table:number-columns-repeated="4" office:value-type="float" office:value="7828">
            <text:p>7828</text:p>
          </table:table-cell>
          <table:table-cell office:value-type="float" office:value="8381">
            <text:p>8381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0495.752140344">
            <text:p>190495,75214035</text:p>
          </table:table-cell>
          <table:table-cell table:style-name="ce1" office:value-type="float" office:value="186946.994448958">
            <text:p>186946,99444896</text:p>
          </table:table-cell>
          <table:table-cell table:style-name="ce1" office:value-type="float" office:value="186040.582139556">
            <text:p>186040,58213956</text:p>
          </table:table-cell>
          <table:table-cell table:style-name="ce1" office:value-type="float" office:value="185294.290458915">
            <text:p>185294,29045892</text:p>
          </table:table-cell>
          <table:table-cell table:style-name="ce1" office:value-type="float" office:value="184556.759005366">
            <text:p>184556,75900537</text:p>
          </table:table-cell>
          <table:table-cell table:style-name="ce1" office:value-type="float" office:value="184027.565118686">
            <text:p>184027,56511869</text:p>
          </table:table-cell>
          <table:table-cell table:style-name="ce1" office:value-type="float" office:value="182900.115594616">
            <text:p>182900,11559462</text:p>
          </table:table-cell>
          <table:table-cell table:style-name="ce1" office:value-type="float" office:value="181721.06403962">
            <text:p>181721,06403962</text:p>
          </table:table-cell>
          <table:table-cell table:style-name="ce1" office:value-type="float" office:value="180418.806477917">
            <text:p>180418,80647792</text:p>
          </table:table-cell>
          <table:table-cell table:style-name="ce1" office:value-type="float" office:value="180170.67697796">
            <text:p>180170,67697796</text:p>
          </table:table-cell>
          <table:table-cell table:number-columns-repeated="2" table:style-name="ce1" office:value-type="float" office:value="180265.140981742">
            <text:p>180265,14098174</text:p>
          </table:table-cell>
          <table:table-cell table:style-name="ce1" office:value-type="float" office:value="179191.644624583">
            <text:p>179191,64462458</text:p>
          </table:table-cell>
          <table:table-cell table:style-name="ce1" office:value-type="float" office:value="179248.356180917">
            <text:p>179248,35618092</text:p>
          </table:table-cell>
          <table:table-cell table:style-name="ce1" office:value-type="float" office:value="177517.533489025">
            <text:p>177517,53348903</text:p>
          </table:table-cell>
          <table:table-cell table:style-name="ce1" office:value-type="float" office:value="184639.255091412">
            <text:p>184639,25509141</text:p>
          </table:table-cell>
          <table:table-cell table:style-name="ce1" office:value-type="float" office:value="181198.396586213">
            <text:p>181198,39658621</text:p>
          </table:table-cell>
          <table:table-cell table:style-name="ce1" office:value-type="float" office:value="180233.123583236">
            <text:p>180233,12358324</text:p>
          </table:table-cell>
          <table:table-cell table:style-name="ce1" office:value-type="float" office:value="178484.110971254">
            <text:p>178484,11097125</text:p>
          </table:table-cell>
          <table:table-cell table:style-name="ce1" office:value-type="float" office:value="179639.48470676">
            <text:p>179639,48470676</text:p>
          </table:table-cell>
          <table:table-cell table:style-name="ce1" office:value-type="float" office:value="178855.931352221">
            <text:p>178855,93135222</text:p>
          </table:table-cell>
          <table:table-cell table:style-name="ce1" office:value-type="float" office:value="178827.669637002">
            <text:p>178827,66963700</text:p>
          </table:table-cell>
          <table:table-cell table:style-name="ce1" office:value-type="float" office:value="179365.923624406">
            <text:p>179365,92362441</text:p>
          </table:table-cell>
          <table:table-cell table:style-name="ce1" office:value-type="float" office:value="177713.545103623">
            <text:p>177713,54510362</text:p>
          </table:table-cell>
          <table:table-cell table:style-name="ce1" office:value-type="float" office:value="177550.050938657">
            <text:p>177550,05093866</text:p>
          </table:table-cell>
          <table:table-cell table:style-name="ce1" office:value-type="float" office:value="177381.178251308">
            <text:p>177381,17825131</text:p>
          </table:table-cell>
          <table:table-cell table:style-name="ce1" office:value-type="float" office:value="176332.962089808">
            <text:p>176332,96208981</text:p>
          </table:table-cell>
          <table:table-cell table:style-name="ce1" office:value-type="float" office:value="174947.934342085">
            <text:p>174947,93434209</text:p>
          </table:table-cell>
          <table:table-cell table:style-name="ce1" office:value-type="float" office:value="174598.02917127">
            <text:p>174598,02917127</text:p>
          </table:table-cell>
          <table:table-cell table:style-name="ce1" office:value-type="float" office:value="175180.037187319">
            <text:p>175180,03718732</text:p>
          </table:table-cell>
          <table:table-cell table:style-name="ce1" office:value-type="float" office:value="175824.950643985">
            <text:p>175824,95064399</text:p>
          </table:table-cell>
          <table:table-cell table:number-columns-repeated="4" table:style-name="ce1" office:value-type="float" office:value="175575.408858226">
            <text:p>175575,40885823</text:p>
          </table:table-cell>
          <table:table-cell table:style-name="ce1" office:value-type="float" office:value="177257.607365359">
            <text:p>177257,60736536</text:p>
          </table:table-cell>
          <table:table-cell table:style-name="ce1" office:value-type="float" office:value="177120.942403439">
            <text:p>177120,94240344</text:p>
          </table:table-cell>
          <table:table-cell table:style-name="ce1" office:value-type="float" office:value="176229.282120556">
            <text:p>176229,28212056</text:p>
          </table:table-cell>
          <table:table-cell table:style-name="ce1" office:value-type="float" office:value="176039.901566384">
            <text:p>176039,90156639</text:p>
          </table:table-cell>
          <table:table-cell table:style-name="ce1" office:value-type="float" office:value="175634.376891068">
            <text:p>175634,37689107</text:p>
          </table:table-cell>
          <table:table-cell table:style-name="ce1" office:value-type="float" office:value="175523.94000633">
            <text:p>175523,94000633</text:p>
          </table:table-cell>
          <table:table-cell table:style-name="ce1" office:value-type="float" office:value="175867.961213872">
            <text:p>175867,96121387</text:p>
          </table:table-cell>
          <table:table-cell table:style-name="ce1" office:value-type="float" office:value="176177.428063683">
            <text:p>176177,42806368</text:p>
          </table:table-cell>
          <table:table-cell table:style-name="ce1" office:value-type="float" office:value="177363.015103423">
            <text:p>177363,01510342</text:p>
          </table:table-cell>
          <table:table-cell table:style-name="ce1" office:value-type="float" office:value="181154.807661588">
            <text:p>181154,80766159</text:p>
          </table:table-cell>
          <table:table-cell table:style-name="ce1" office:value-type="float" office:value="178987.505338238">
            <text:p>178987,50533824</text:p>
          </table:table-cell>
          <table:table-cell table:number-columns-repeated="2" table:style-name="ce1" office:value-type="float" office:value="177270.740216285">
            <text:p>177270,74021629</text:p>
          </table:table-cell>
          <table:table-cell table:style-name="ce1" office:value-type="float" office:value="176102.214633094">
            <text:p>176102,21463309</text:p>
          </table:table-cell>
          <table:table-cell table:style-name="ce1" office:value-type="float" office:value="174786.381275661">
            <text:p>174786,38127566</text:p>
          </table:table-cell>
          <table:table-cell table:style-name="ce1" office:value-type="float" office:value="173167.358363519">
            <text:p>173167,35836352</text:p>
          </table:table-cell>
          <table:table-cell table:style-name="ce1" office:value-type="float" office:value="171230.447994077">
            <text:p>171230,44799408</text:p>
          </table:table-cell>
          <table:table-cell table:style-name="ce1" office:value-type="float" office:value="170702.322072657">
            <text:p>170702,32207266</text:p>
          </table:table-cell>
          <table:table-cell table:style-name="ce1" office:value-type="float" office:value="169742.289220842">
            <text:p>169742,28922084</text:p>
          </table:table-cell>
          <table:table-cell table:style-name="ce1" office:value-type="float" office:value="169162.312214731">
            <text:p>169162,31221473</text:p>
          </table:table-cell>
          <table:table-cell table:style-name="ce1" office:value-type="float" office:value="169158.69312993">
            <text:p>169158,69312993</text:p>
          </table:table-cell>
          <table:table-cell table:style-name="ce1" office:value-type="float" office:value="170585.183117504">
            <text:p>170585,18311750</text:p>
          </table:table-cell>
          <table:table-cell table:style-name="ce1" office:value-type="float" office:value="170489.756566993">
            <text:p>170489,75656699</text:p>
          </table:table-cell>
          <table:table-cell table:style-name="ce1" office:value-type="float" office:value="168549.082670231">
            <text:p>168549,08267023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5">
            <text:p>135</text:p>
          </table:table-cell>
          <table:table-cell office:value-type="float" office:value="276">
            <text:p>276</text:p>
          </table:table-cell>
          <table:table-cell office:value-type="float" office:value="415">
            <text:p>415</text:p>
          </table:table-cell>
          <table:table-cell office:value-type="float" office:value="559">
            <text:p>559</text:p>
          </table:table-cell>
          <table:table-cell office:value-type="float" office:value="701">
            <text:p>701</text:p>
          </table:table-cell>
          <table:table-cell office:value-type="float" office:value="847">
            <text:p>847</text:p>
          </table:table-cell>
          <table:table-cell office:value-type="float" office:value="991">
            <text:p>991</text:p>
          </table:table-cell>
          <table:table-cell office:value-type="float" office:value="1136">
            <text:p>1136</text:p>
          </table:table-cell>
          <table:table-cell office:value-type="float" office:value="1280">
            <text:p>1280</text:p>
          </table:table-cell>
          <table:table-cell office:value-type="float" office:value="1422">
            <text:p>1422</text:p>
          </table:table-cell>
          <table:table-cell office:value-type="float" office:value="1565">
            <text:p>1565</text:p>
          </table:table-cell>
          <table:table-cell office:value-type="float" office:value="1710">
            <text:p>1710</text:p>
          </table:table-cell>
          <table:table-cell office:value-type="float" office:value="1853">
            <text:p>1853</text:p>
          </table:table-cell>
          <table:table-cell office:value-type="float" office:value="1995">
            <text:p>1995</text:p>
          </table:table-cell>
          <table:table-cell office:value-type="float" office:value="2137">
            <text:p>2137</text:p>
          </table:table-cell>
          <table:table-cell office:value-type="float" office:value="2281">
            <text:p>2281</text:p>
          </table:table-cell>
          <table:table-cell office:value-type="float" office:value="2422">
            <text:p>2422</text:p>
          </table:table-cell>
          <table:table-cell office:value-type="float" office:value="2565">
            <text:p>2565</text:p>
          </table:table-cell>
          <table:table-cell office:value-type="float" office:value="2709">
            <text:p>2709</text:p>
          </table:table-cell>
          <table:table-cell office:value-type="float" office:value="2854">
            <text:p>2854</text:p>
          </table:table-cell>
          <table:table-cell office:value-type="float" office:value="2997">
            <text:p>2997</text:p>
          </table:table-cell>
          <table:table-cell office:value-type="float" office:value="3141">
            <text:p>3141</text:p>
          </table:table-cell>
          <table:table-cell office:value-type="float" office:value="3285">
            <text:p>3285</text:p>
          </table:table-cell>
          <table:table-cell office:value-type="float" office:value="3428">
            <text:p>3428</text:p>
          </table:table-cell>
          <table:table-cell office:value-type="float" office:value="3571">
            <text:p>3571</text:p>
          </table:table-cell>
          <table:table-cell office:value-type="float" office:value="3714">
            <text:p>3714</text:p>
          </table:table-cell>
          <table:table-cell office:value-type="float" office:value="3856">
            <text:p>3856</text:p>
          </table:table-cell>
          <table:table-cell office:value-type="float" office:value="3997">
            <text:p>3997</text:p>
          </table:table-cell>
          <table:table-cell office:value-type="float" office:value="4139">
            <text:p>4139</text:p>
          </table:table-cell>
          <table:table-cell office:value-type="float" office:value="4283">
            <text:p>4283</text:p>
          </table:table-cell>
          <table:table-cell office:value-type="float" office:value="4427">
            <text:p>4427</text:p>
          </table:table-cell>
          <table:table-cell office:value-type="float" office:value="4572">
            <text:p>4572</text:p>
          </table:table-cell>
          <table:table-cell office:value-type="float" office:value="4715">
            <text:p>4715</text:p>
          </table:table-cell>
          <table:table-cell office:value-type="float" office:value="4859">
            <text:p>4859</text:p>
          </table:table-cell>
          <table:table-cell office:value-type="float" office:value="5002">
            <text:p>5002</text:p>
          </table:table-cell>
          <table:table-cell office:value-type="float" office:value="5144">
            <text:p>5144</text:p>
          </table:table-cell>
          <table:table-cell office:value-type="float" office:value="5288">
            <text:p>5288</text:p>
          </table:table-cell>
          <table:table-cell office:value-type="float" office:value="5431">
            <text:p>5431</text:p>
          </table:table-cell>
          <table:table-cell office:value-type="float" office:value="5573">
            <text:p>5573</text:p>
          </table:table-cell>
          <table:table-cell office:value-type="float" office:value="5715">
            <text:p>5715</text:p>
          </table:table-cell>
          <table:table-cell office:value-type="float" office:value="5860">
            <text:p>5860</text:p>
          </table:table-cell>
          <table:table-cell office:value-type="float" office:value="6003">
            <text:p>6003</text:p>
          </table:table-cell>
          <table:table-cell office:value-type="float" office:value="6145">
            <text:p>6145</text:p>
          </table:table-cell>
          <table:table-cell office:value-type="float" office:value="6289">
            <text:p>6289</text:p>
          </table:table-cell>
          <table:table-cell office:value-type="float" office:value="6432">
            <text:p>6432</text:p>
          </table:table-cell>
          <table:table-cell office:value-type="float" office:value="6574">
            <text:p>6574</text:p>
          </table:table-cell>
          <table:table-cell office:value-type="float" office:value="6716">
            <text:p>6716</text:p>
          </table:table-cell>
          <table:table-cell office:value-type="float" office:value="6857">
            <text:p>6857</text:p>
          </table:table-cell>
          <table:table-cell office:value-type="float" office:value="7001">
            <text:p>7001</text:p>
          </table:table-cell>
          <table:table-cell office:value-type="float" office:value="7144">
            <text:p>7144</text:p>
          </table:table-cell>
          <table:table-cell office:value-type="float" office:value="7286">
            <text:p>7286</text:p>
          </table:table-cell>
          <table:table-cell office:value-type="float" office:value="7429">
            <text:p>7429</text:p>
          </table:table-cell>
          <table:table-cell office:value-type="float" office:value="7570">
            <text:p>7570</text:p>
          </table:table-cell>
          <table:table-cell office:value-type="float" office:value="7710">
            <text:p>7710</text:p>
          </table:table-cell>
          <table:table-cell office:value-type="float" office:value="7853">
            <text:p>7853</text:p>
          </table:table-cell>
          <table:table-cell office:value-type="float" office:value="7996">
            <text:p>7996</text:p>
          </table:table-cell>
          <table:table-cell office:value-type="float" office:value="8136">
            <text:p>8136</text:p>
          </table:table-cell>
          <table:table-cell office:value-type="float" office:value="8279">
            <text:p>8279</text:p>
          </table:table-cell>
          <table:table-cell office:value-type="float" office:value="8420">
            <text:p>8420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76302.891727383">
            <text:p>176302,89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19685574.0534038">
            <text:p>19685574,05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F26" table:end-x="0.913cm" table:end-y="0.28cm" draw:z-index="0" draw:style-name="gr1" svg:width="18.357cm" svg:height="6.999cm" svg:x="1.179cm" svg:y="0.055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3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30:4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8.358cm" svg:height="7cm" chart:class="chart:scatter" chart:style-name="ch1">
        <chart:title svg:x="8.134cm" svg:y="0.141cm" chart:style-name="ch2">
          <text:p>prueba # 8</text:p>
        </chart:title>
        <chart:legend chart:legend-position="end" svg:x="16.601cm" svg:y="3.193cm" chart:style-name="ch3"/>
        <chart:plot-area chart:style-name="ch4" table:cell-range-address="Hoja1.A1:Hoja1.BH2" chart:data-source-has-labels="column" svg:x="0.533cm" svg:y="0.784cm" svg:width="15.701cm" svg:height="5.996cm">
          <chart:axis chart:dimension="x" chart:name="primary-x" chart:style-name="ch5">
            <chart:title svg:x="8.14cm" svg:y="6.323cm" chart:style-name="ch6">
              <text:p>tiempo </text:p>
            </chart:title>
          </chart:axis>
          <chart:axis chart:dimension="y" chart:name="primary-y" chart:style-name="ch7">
            <chart:title svg:x="0.368cm" svg:y="3.88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5">
                <text:p>15015</text:p>
              </table:table-cell>
              <table:table-cell office:value-type="float" office:value="20000">
                <text:p>20000</text:p>
              </table:table-cell>
              <table:table-cell office:value-type="float" office:value="25015">
                <text:p>25015</text:p>
              </table:table-cell>
              <table:table-cell office:value-type="float" office:value="30015">
                <text:p>30015</text:p>
              </table:table-cell>
              <table:table-cell office:value-type="float" office:value="35000">
                <text:p>35000</text:p>
              </table:table-cell>
              <table:table-cell office:value-type="float" office:value="40015">
                <text:p>40015</text:p>
              </table:table-cell>
              <table:table-cell office:value-type="float" office:value="45031">
                <text:p>45031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5">
                <text:p>65015</text:p>
              </table:table-cell>
              <table:table-cell office:value-type="float" office:value="70000">
                <text:p>70000</text:p>
              </table:table-cell>
              <table:table-cell office:value-type="float" office:value="75015">
                <text:p>75015</text:p>
              </table:table-cell>
              <table:table-cell office:value-type="float" office:value="80015">
                <text:p>80015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15">
                <text:p>95015</text:p>
              </table:table-cell>
              <table:table-cell office:value-type="float" office:value="100015">
                <text:p>100015</text:p>
              </table:table-cell>
              <table:table-cell office:value-type="float" office:value="105000">
                <text:p>105000</text:p>
              </table:table-cell>
              <table:table-cell office:value-type="float" office:value="110015">
                <text:p>110015</text:p>
              </table:table-cell>
              <table:table-cell office:value-type="float" office:value="115000">
                <text:p>115000</text:p>
              </table:table-cell>
              <table:table-cell office:value-type="float" office:value="120015">
                <text:p>120015</text:p>
              </table:table-cell>
              <table:table-cell office:value-type="float" office:value="125031">
                <text:p>125031</text:p>
              </table:table-cell>
              <table:table-cell office:value-type="float" office:value="130031">
                <text:p>130031</text:p>
              </table:table-cell>
              <table:table-cell office:value-type="float" office:value="135031">
                <text:p>135031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31">
                <text:p>155031</text:p>
              </table:table-cell>
              <table:table-cell office:value-type="float" office:value="160031">
                <text:p>160031</text:p>
              </table:table-cell>
              <table:table-cell office:value-type="float" office:value="165000">
                <text:p>165000</text:p>
              </table:table-cell>
              <table:table-cell office:value-type="float" office:value="170031">
                <text:p>170031</text:p>
              </table:table-cell>
              <table:table-cell office:value-type="float" office:value="175031">
                <text:p>175031</text:p>
              </table:table-cell>
              <table:table-cell office:value-type="float" office:value="180015">
                <text:p>180015</text:p>
              </table:table-cell>
              <table:table-cell office:value-type="float" office:value="185031">
                <text:p>185031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15">
                <text:p>205015</text:p>
              </table:table-cell>
              <table:table-cell office:value-type="float" office:value="210015">
                <text:p>210015</text:p>
              </table:table-cell>
              <table:table-cell office:value-type="float" office:value="215015">
                <text:p>215015</text:p>
              </table:table-cell>
              <table:table-cell office:value-type="float" office:value="220031">
                <text:p>220031</text:p>
              </table:table-cell>
              <table:table-cell office:value-type="float" office:value="225015">
                <text:p>225015</text:p>
              </table:table-cell>
              <table:table-cell office:value-type="float" office:value="230000">
                <text:p>230000</text:p>
              </table:table-cell>
              <table:table-cell office:value-type="float" office:value="235015">
                <text:p>235015</text:p>
              </table:table-cell>
              <table:table-cell office:value-type="float" office:value="240000">
                <text:p>240000</text:p>
              </table:table-cell>
              <table:table-cell office:value-type="float" office:value="245015">
                <text:p>245015</text:p>
              </table:table-cell>
              <table:table-cell office:value-type="float" office:value="250015">
                <text:p>250015</text:p>
              </table:table-cell>
              <table:table-cell office:value-type="float" office:value="255015">
                <text:p>255015</text:p>
              </table:table-cell>
              <table:table-cell office:value-type="float" office:value="260015">
                <text:p>260015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15">
                <text:p>280015</text:p>
              </table:table-cell>
              <table:table-cell office:value-type="float" office:value="285015">
                <text:p>285015</text:p>
              </table:table-cell>
              <table:table-cell office:value-type="float" office:value="290031">
                <text:p>290031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0495.752140344">
                <text:p>190495.752140344</text:p>
              </table:table-cell>
              <table:table-cell office:value-type="float" office:value="186596.310671813">
                <text:p>186596.310671813</text:p>
              </table:table-cell>
              <table:table-cell office:value-type="float" office:value="186040.582139556">
                <text:p>186040.582139556</text:p>
              </table:table-cell>
              <table:table-cell office:value-type="float" office:value="185294.290458915">
                <text:p>185294.290458915</text:p>
              </table:table-cell>
              <table:table-cell office:value-type="float" office:value="184556.759005366">
                <text:p>184556.759005366</text:p>
              </table:table-cell>
              <table:table-cell office:value-type="float" office:value="180204.606251823">
                <text:p>180204.606251823</text:p>
              </table:table-cell>
              <table:table-cell office:value-type="float" office:value="180204.606251823">
                <text:p>180204.606251823</text:p>
              </table:table-cell>
              <table:table-cell office:value-type="float" office:value="180204.606251823">
                <text:p>180204.606251823</text:p>
              </table:table-cell>
              <table:table-cell office:value-type="float" office:value="180204.606251823">
                <text:p>180204.606251823</text:p>
              </table:table-cell>
              <table:table-cell office:value-type="float" office:value="180170.67697796">
                <text:p>180170.67697796</text:p>
              </table:table-cell>
              <table:table-cell office:value-type="float" office:value="179666.686761086">
                <text:p>179666.686761086</text:p>
              </table:table-cell>
              <table:table-cell office:value-type="float" office:value="179666.686761086">
                <text:p>179666.686761086</text:p>
              </table:table-cell>
              <table:table-cell office:value-type="float" office:value="179191.644624583">
                <text:p>179191.644624583</text:p>
              </table:table-cell>
              <table:table-cell office:value-type="float" office:value="179191.644624583">
                <text:p>179191.644624583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517.533489025">
                <text:p>177517.533489025</text:p>
              </table:table-cell>
              <table:table-cell office:value-type="float" office:value="177381.178251308">
                <text:p>177381.178251308</text:p>
              </table:table-cell>
              <table:table-cell office:value-type="float" office:value="176332.962089808">
                <text:p>176332.962089808</text:p>
              </table:table-cell>
              <table:table-cell office:value-type="float" office:value="174947.934342085">
                <text:p>174947.934342085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4598.02917127">
                <text:p>174598.02917127</text:p>
              </table:table-cell>
              <table:table-cell office:value-type="float" office:value="173038.019215134">
                <text:p>173038.019215134</text:p>
              </table:table-cell>
              <table:table-cell office:value-type="float" office:value="173038.019215134">
                <text:p>173038.019215134</text:p>
              </table:table-cell>
              <table:table-cell office:value-type="float" office:value="171212.044781881">
                <text:p>171212.044781881</text:p>
              </table:table-cell>
              <table:table-cell office:value-type="float" office:value="170702.322072657">
                <text:p>170702.322072657</text:p>
              </table:table-cell>
              <table:table-cell office:value-type="float" office:value="169620.554409377">
                <text:p>169620.554409377</text:p>
              </table:table-cell>
              <table:table-cell office:value-type="float" office:value="169026.888679863">
                <text:p>169026.888679863</text:p>
              </table:table-cell>
              <table:table-cell office:value-type="float" office:value="169026.888679863">
                <text:p>169026.888679863</text:p>
              </table:table-cell>
              <table:table-cell office:value-type="float" office:value="169026.888679863">
                <text:p>169026.888679863</text:p>
              </table:table-cell>
              <table:table-cell office:value-type="float" office:value="169026.888679863">
                <text:p>169026.888679863</text:p>
              </table:table-cell>
              <table:table-cell office:value-type="float" office:value="168549.082670231">
                <text:p>168549.082670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